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style>
    <style:style style:name="P4" style:family="paragraph" style:parent-style-name="Standard" style:master-page-name="First_20_Page">
      <style:paragraph-properties style:page-number="1"/>
    </style:style>
    <style:style style:name="P5" style:family="paragraph" style:parent-style-name="Standard">
      <style:paragraph-properties fo:break-before="page"/>
      <style:text-properties fo:font-size="12pt" style:font-size-asian="12pt" style:font-size-complex="12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tyle="italic" style:font-style-asian="italic"/>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weight="bold" style:font-weight-asian="bold"/>
    </style:style>
    <style:style style:name="T7" style:family="text">
      <style:text-properties fo:font-size="10pt" fo:font-style="italic" style:font-size-asian="10pt" style:font-style-asian="italic" style:font-size-complex="10pt"/>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style:column style:rel-width="32769*" fo:start-indent="0in" fo:end-indent="0.25in"/>
          <style:column style:rel-width="32766*"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Методичні підходи до вивчення теми “Геометричні фігури”</text:span></text:p>
      <text:p text:style-name="Standard"><text:span text:style-name="T3">В статті розглядаємо контрольну роботу №1 відредактованому в форматі Googel Документі.</text:span></text:p>
      <text:p text:style-name="Standard"><text:span text:style-name="T3">Ключові слова: інформатика</text:span><text:span text:style-name="T4">, геометрія.</text:span></text:p>
      <text:p text:style-name="P1"/>
      <text:p text:style-name="Standard"><text:span text:style-name="T1">Вступні зауваги</text:span><text:span text:style-name="T4">. </text:span></text:p>
      <text:section text:style-name="Sect1" text:name="TextSection">
        <text:p text:style-name="Standard">Загальновідомо, що геометрію вважають одним із найскладніших навчальних предметів. Це й зрозуміло, оскільки геометрія - абстрактна наука. Предметом її вивчення є об’єкти, що визначаються тими описаними в аксіомах властивостями, які з’являються на основі абстрагування від властивостей реальних речей. Учні повинні зрозуміти важливість абстракції для пізнання оточуючого світу. У процесі навчання учні побачать відмінність між емпіричним і логічним способами одержання результатів. Важливо пам’ятати, що у 7 класі починається наступний ступінь вивчення математики: вводяться чітка мова, логічні міркування, зокрема при доведенні математичних тверджень, учні ознайомлюються із новою символікою, поняттями; розширюються знання про відношення. Особливість математичного 8 методу пізнання полягає в тому, що відбувається абстрагування. Для одержання результатів використовують дедуктивний метод, який потрібний не тільки для наукової мети, а й безпосередньої діяльності. Щоб запобігти виникненню в учнів окремих труднощів при засвоєнні геометричних знань, необхідно зосередити увагу саме на початковому етапі її вивчення. Як розпочати ознайомлення учнів із систематичним курсом геометрії? Перш за все, створити умови, щоб процес навчання був природнім, захоплюючим, відповідав віковим та психологічним особливостям школярів. З перших уроків вивчення геометрії необхідно об’єднати в єдину систему розповідь вчителя, виклад теоретичного матеріалу в підручнику, відповідні записи на дошці і в зошиті з рисунками, які є опорою для учнів під час самостійного опрацювання.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ection>
      <text:section text:style-name="Sect2" text:name="Section1">
        <text:p text:style-name="Standard"><text:span text:style-name="T5">Мета даної роботи</text:span><text:span text:style-name="T4">-полягає в тому, щоб теоретично обґрунтувати методичну систему вивчення тіл обертання у школах профільного напрямку. </text:span></text:p>
        <text:p text:style-name="Standard"><text:span text:style-name="T5">Об’єктом дослідження</text:span><text:span text:style-name="T4"> є процес вивчення стереометрії в 11 класі школах з профільним рівнем вивчення математики. </text:span></text:p>
        <text:p text:style-name="Standard"><text:soft-page-break/><text:span text:style-name="T5">Предмет дослідження</text:span><text:span text:style-name="T4"> – методична система вивчення тіл обертання.</text:span></text:p>
      </text:section>
      <text:section text:style-name="Sect2" text:name="Section2">
        <text:p text:style-name="Standard"><text:span text:style-name="T4">Для досягнення мети були поставлені такі завдання: </text:span></text:p>
        <text:p text:style-name="Standard"><text:span text:style-name="T4"><text:s/>1) Провести логіко-дидактичний аналіз теми «Тіла обертання».</text:span></text:p>
        <text:p text:style-name="Standard"><text:span text:style-name="T4"><text:s/>2) На основі аналізу психолого-педагогічної літератури дослідити фізіологічні та психологічні особливості розвитку старшокласників при вивчені стереометрії. </text:span></text:p>
        <text:p text:style-name="Standard"><text:span text:style-name="T4"><text:s/>3) Описати методику вивчення тіл обертання в курсі геометрії старшої школи.</text:span></text:p>
        <text:p text:style-name="Standard"><text:span text:style-name="T4"><text:s/>4) Підібрати диференційовану систему завдань на тіла обертання з метою формування предметної математичної компетентності. </text:span></text:p>
        <text:p text:style-name="P1"/>
        <text:p text:style-name="Standard"><text:span text:style-name="T4">Вивчення програмного матеріалу дає можливість учням: <text:s/></text:span></text:p>
        <text:p text:style-name="Standard"><text:span text:style-name="T4">◆отримати уявлення про широту застосування геометрії в різних галузях людської діяльності; </text:span></text:p>
        <text:p text:style-name="Standard"><text:span text:style-name="T4">◆познайомитися з деякими фактами історії геометрії; <text:s/></text:span></text:p>
        <text:p text:style-name="Standard"><text:span text:style-name="T4">◆засвоїти систематизовані відомості про просторові форми; </text:span></text:p>
        <text:p text:style-name="Standard"><text:span text:style-name="T4">◆навчитися проводити аналогію між плоскими і просторовими конфігураціями, бачити спільні і відмінні властивості аналогічних структур на площині і в просторі, використовувати планіметричні відомості для опису і дослідження просторових фігур; </text:span></text:p>
        <text:p text:style-name="Standard"><text:span text:style-name="T4">◆навчитися ілюструвати і моделювати проекційним кресленням просторові фігури; </text:span></text:p>
        <text:p text:style-name="Standard"><text:span text:style-name="T4">◆розв’язувати задачі на знаходження площ поверхонь і об'ємів тіл; <text:s/>◆розв’язувати задачі на доведення; <text:s/></text:span></text:p>
        <text:p text:style-name="Standard"><text:span text:style-name="T4">◆опанувати набором прийомів, які часто застосовуються для розв’язання стереометричних задач на обчислення та доведення [58].</text:span></text:p>
        <text:p text:style-name="P1"/>
        <text:p text:style-name="Standard"><text:span text:style-name="T5">Список використаних джерел: </text:span></text:p>
        <text:p text:style-name="Standard"><text:span text:style-name="T4">1. Апостолова Г.В. Геометрія. 7 клас. /Підручник Г.В.Апостолова.- К.: «Генеза», 2004. – 216 с. </text:span></text:p>
        <text:p text:style-name="Standard"><text:span text:style-name="T4">2. Бевз Г.П. «Уроки геометрії в 7 класі». Посібник для вчителів /Г.Бевз, В.Бевз, Н.Владімірова -- К., «Вежа», 2008. – 128 с. </text:span></text:p>
        <text:p text:style-name="Standard"><text:span text:style-name="T4">3. Бевз Г.П. «Методи навчання математики»/ Г.Бевз - Х.: Вид. Група — Основа “, 2003.- 96 с.</text:span></text:p>
        <text:p text:style-name="Standard"><text:span text:style-name="T4">4.Тарасенкова Н.А. «Математика. На допомогу вчителю»/ Н. Тарасенкова, І. Богатирьова, О. Коломієць, З. Сердюк - Київ. Видавничий дім «Освіта». 2013. – 56 с.</text:span></text:p>
        <text:p text:style-name="P5"/>
      </text:section>
      <text:section text:style-name="Sect3" text:name="Section3">
        <text:p text:style-name="Standard"><text:span text:style-name="T4"><text:s/>У першому пункті «Побудова зображень прямих та площин в курсі стереометрії» подано методику формування та розвитку в учнів умінь виконувати геометричні побудови під час вивчення аксіом стереометрії та наслідків з них, зображення геометричних фігур під час вивчення тем «Паралельність прямих і площин в просторі» та «Перпендикулярність прямих і площин в просторі».</text:span></text:p>
        <text:p text:style-name="Standard"><text:span text:style-name="T4"><text:s/>У другому пункті «Формування вмінь старшокласників будувати зображення многогранників, круглих тіл та їх комбінацій» розкрито методику розвитку вмінь старшокласників виконувати побудови зазначених зображень.</text:span></text:p>
        <text:p text:style-name="Standard"><text:span text:style-name="T4"><text:s/>У третьому пункті «Використання ІКТ під час формування вмінь зображати стереометричні фігури» розкрито роль новітніх засобів навчання, зокрема, геометрії, подано короткий аналіз існуючих ППЗ та охарактеризовано авторські анімаційні комп’ютерні 3-D моделі, використані під час проведення дослідження. Доведено, що віртуальні комп’ютерні динамічні 3-D моделі (разом із матеріальними моделями), дають змогу формувати в учнів просторові уявлення, просторове мислення, усвідомлювати умову і вимогу задачі, відшуковувати шляхи їх розв’язання, слугують ефективним засобом під час формування в учнів вмінь виконувати побудови геометричних фігур та їх комбінацій. </text:span></text:p>
        <text:p text:style-name="Standard"><text:span text:style-name="T4"><text:s/>У четвертому пункті «Організація, проведення педагогічного експерименту та аналіз його результатів» висвітлено результати, отримані в ході проведення педагогічного експерименту.</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start" style:justify-single-word="false"/>
    </style:style>
    <style:style style:name="MT1" style:family="text">
      <style:text-properties fo:font-weight="bold" style:font-weight-asian="bold"/>
    </style:style>
    <style:style style:name="MT2" style:family="text">
      <style:text-properties fo:font-size="14pt" fo:font-weight="bold" style:font-size-asian="14pt" style:font-weight-asian="bold" style:font-size-complex="14pt"/>
    </style:style>
    <style:style style:name="MT3" style:family="text">
      <style:text-properties fo:font-size="10pt" fo:font-style="italic" style:font-size-asian="10pt" style:font-style-asian="italic" style:font-size-complex="10pt"/>
    </style:style>
    <style:style style:name="MT4" style:family="text">
      <style:text-properties fo:font-size="14pt" style:font-size-asian="14pt" style:font-size-complex="14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header-left>
        <text:p text:style-name="Standard"/>
      </style:header-left>
      <style:footer>
        <text:p text:style-name="Footer"/>
      </style:footer>
      <style:footer-left>
        <text:p text:style-name="Standard"/>
      </style:footer-left>
    </style:master-page>
    <style:master-page style:name="First_20_Page" style:display-name="First Page" style:page-layout-name="Mpm1" style:next-style-name="Standard">
      <style:header>
        <text:p text:style-name="Standard">УДК 51:[371.321.1+372.47] <text:s text:c="2"/></text:p>
        <text:p text:style-name="Standard">C 42</text:p>
        <text:p text:style-name="MP1"><text:s text:c="115"/><text:span text:style-name="MT1">Попова Інна </text:span><text:span text:style-name="MT2"><text:s/></text:span></text:p>
        <text:p text:style-name="MP1"><text:span text:style-name="MT3">Студентка Південноукраїнського національного </text:span></text:p>
        <text:p text:style-name="MP1"><text:span text:style-name="MT3">педагогічного університету імені К. Д. Ушинського,</text:span></text:p>
        <text:p text:style-name="MP1"><text:span text:style-name="MT3">фізико-математичний факультет,</text:span></text:p>
        <text:p text:style-name="MP1"><text:span text:style-name="MT3">вулиця Старопортофранківська, 26, Одеса,Одеська область </text:span></text:p>
        <text:p text:style-name="MP2"><text:span text:style-name="MT4"><text:s/></text:spa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8" meta:word-count="681" meta:character-count="5580" meta:non-whitespace-character-count="4778"/>
    <meta:generator>LibreOfficeDev/6.0.5.2$Linux_X86_64 LibreOffice_project/</meta:generator>
  </office:meta>
</office:document-meta>
</file>